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 svg:font-family="'Courier New'"/>
    <style:font-face style:font-family-generic="swiss" style:name="DejaVu Sans" svg:font-family="'DejaVu Sans'"/>
    <style:font-face style:font-family-generic="swiss" style:name="Ubuntu" svg:font-family="Ubuntu"/>
    <style:font-face style:font-family-generic="modern" style:font-pitch="fixed" style:name="Courier New1" svg:font-family="'Courier New'"/>
    <style:font-face style:font-pitch="variable" style:name="Lucida Sans Unicode" svg:font-family="'Lucida Sans Unicode'"/>
    <style:font-face style:font-pitch="variable" style:name="Tahoma1"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Tahoma" svg:font-family="Tahoma"/>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Times New Roman1"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4e5865" style:font-name="Arial"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178de4" officeooo:rsid="01178de4" style:font-name="Arial"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042b7"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2042b7" style:font-name="Arial" style:font-name-complex="Calibri"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b8d081" style:font-name="Arial" style:font-size-asian="10pt" style:font-size-complex="10pt"/>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7a7a32"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officeooo:rsid="00180853" style:font-name="Arial" style:font-name-complex="Calibri" style:font-size-asian="10pt" style:font-size-complex="10pt"/>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officeooo:paragraph-rsid="00eade3b" style:font-name="Arial" style:font-size-asian="10pt" style:font-size-complex="10pt"/>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officeooo:paragraph-rsid="007a7a32" style:font-name="Arial" style:font-name-complex="Calibri" style:font-size-asian="10pt" style:font-size-complex="10pt"/>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officeooo:paragraph-rsid="0150c5e6" style:use-window-font-color="true"/>
    </style:style>
    <style:style style:family="paragraph" style:name="P2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officeooo:paragraph-rsid="0139991b" style:font-name="Arial" style:font-name-complex="Calibri" style:font-size-asian="10pt" style:font-size-complex="10pt"/>
    </style:style>
    <style:style style:family="paragraph" style:name="P2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officeooo:paragraph-rsid="0139991b" style:font-name="Arial" style:font-name-complex="Calibri" style:font-size-asian="10pt" style:font-size-complex="10pt" style:font-weight-asian="normal" style:font-weight-complex="normal"/>
    </style:style>
    <style:style style:family="paragraph" style:name="P24"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7fc63b"/>
    </style:style>
    <style:style style:family="paragraph" style:name="P25"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8307ff"/>
    </style:style>
    <style:style style:family="paragraph" style:name="P26"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139991b"/>
    </style:style>
    <style:style style:family="paragraph" style:name="P27"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officeooo:paragraph-rsid="0150c5e6" style:font-style-asian="normal" style:font-weight-asian="normal" style:font-weight-complex="normal" style:use-window-font-color="true"/>
    </style:style>
    <style:style style:family="paragraph" style:master-page-name="" style:name="P28"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family="paragraph" style:name="P30"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0d409d3" officeooo:rsid="00ce6fa9" style:font-name="Arial" style:font-name-complex="Calibri" style:font-size-asian="10pt" style:font-size-complex="10pt"/>
    </style:style>
    <style:style style:family="paragraph" style:name="P31"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40da" officeooo:rsid="0015324f" style:font-name="Arial" style:font-name-complex="Calibri" style:font-size-asian="10pt" style:font-size-complex="10pt" style:use-window-font-color="true"/>
    </style:style>
    <style:style style:family="paragraph" style:name="P32"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d213" officeooo:rsid="0015324f" style:font-name="Arial" style:font-name-complex="Calibri" style:font-size-asian="10pt" style:font-size-complex="10pt" style:use-window-font-color="true"/>
    </style:style>
    <style:style style:family="paragraph" style:name="P33"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a919a" officeooo:rsid="0015324f" style:font-name="Arial" style:font-name-complex="Calibri" style:font-size-asian="10pt" style:font-size-complex="10pt" style:use-window-font-color="true"/>
    </style:style>
    <style:style style:family="paragraph" style:name="P34"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be8ff" officeooo:rsid="010be8ff" style:font-name="Arial" style:font-name-complex="Calibri" style:font-size-asian="10pt" style:font-size-complex="10pt" style:use-window-font-color="true"/>
    </style:style>
    <style:style style:family="paragraph" style:name="P35"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36" style:parent-style-name="UrbanBody">
      <style:paragraph-properties fo:margin-left="2cm" fo:margin-right="0cm" fo:text-align="justify" fo:text-indent="-2cm" style:auto-text-indent="false" style:justify-single-word="false">
        <style:tab-stops>
          <style:tab-stop style:position="2cm"/>
        </style:tab-stops>
      </style:paragraph-properties>
      <style:text-properties officeooo:paragraph-rsid="003d29fa"/>
    </style:style>
    <style:style style:family="paragraph" style:name="P37" style:parent-style-name="UrbanBody">
      <style:paragraph-properties fo:margin-bottom="0cm" fo:margin-left="2cm" fo:margin-right="0cm" fo:margin-top="0.801cm" fo:text-align="justify" fo:text-indent="-2cm" loext:contextual-spacing="false" style:auto-text-indent="false" style:justify-single-word="false" style:shadow="none">
        <style:tab-stops>
          <style:tab-stop style:position="2cm"/>
        </style:tab-stops>
      </style:paragraph-properties>
      <style:text-properties officeooo:paragraph-rsid="002de06a"/>
    </style:style>
    <style:style style:family="paragraph" style:name="P38"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officeooo:paragraph-rsid="0115501a" style:font-name="Arial" style:font-size-asian="10pt" style:font-size-complex="10pt"/>
    </style:style>
    <style:style style:family="paragraph" style:master-page-name="" style:name="P39"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40"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name="P41"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officeooo:paragraph-rsid="0115501a" style:font-name="Arial" style:font-size-asian="10pt" style:font-size-complex="10pt"/>
    </style:style>
    <style:style style:family="paragraph" style:master-page-name="" style:name="P42"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e373ac" style:font-name="Arial" style:font-size-asian="10pt" style:font-size-complex="10pt" style:text-underline-style="none"/>
    </style:style>
    <style:style style:family="paragraph" style:master-page-name="" style:name="P43"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text-underline-style="none"/>
    </style:style>
    <style:style style:family="paragraph" style:master-page-name="" style:name="P44"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style>
    <style:style style:family="paragraph" style:name="P45"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shadow="none">
        <style:tab-stops/>
      </style:paragraph-properties>
      <style:text-properties fo:font-size="10pt" fo:font-weight="normal" officeooo:paragraph-rsid="00af18cc" officeooo:rsid="00ae6ab1" style:font-name="Arial" style:font-size-asian="10pt" style:font-size-complex="10pt" style:font-weight-asian="normal" style:font-weight-complex="normal"/>
    </style:style>
    <style:style style:family="paragraph" style:name="P46"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weight="bold" fo:language="fr" officeooo:paragraph-rsid="011b98a7" officeooo:rsid="00e373ac" style:font-name="Arial" style:font-name-complex="Calibri" style:font-size-asian="16pt" style:font-size-complex="16pt" style:font-weight-asian="bold"/>
    </style:style>
    <style:style style:family="paragraph" style:name="P47"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style="normal" fo:font-weight="bold" fo:language="fr" officeooo:paragraph-rsid="011b98a7" officeooo:rsid="00e373ac" style:font-name="Arial" style:font-name-complex="Times New Roman1" style:font-size-asian="16pt" style:font-size-complex="16pt" style:font-style-asian="normal" style:font-style-complex="normal" style:font-weight-asian="bold" style:font-weight-complex="bold" style:text-underline-style="none"/>
    </style:style>
    <style:style style:family="paragraph" style:name="P48" style:parent-style-name="UrbanBody">
      <style:text-properties fo:color="#000000" officeooo:paragraph-rsid="01178de4"/>
    </style:style>
    <style:style style:family="paragraph" style:name="P49" style:parent-style-name="UrbanBody">
      <style:text-properties officeooo:paragraph-rsid="01136514" style:use-window-font-color="true"/>
    </style:style>
    <style:style style:family="paragraph" style:name="P50"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1"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2" style:parent-style-name="UrbanRetrait1">
      <style:text-properties fo:background-color="transparent" officeooo:paragraph-rsid="0150c5e6"/>
    </style:style>
    <style:style style:family="paragraph" style:name="P53" style:parent-style-name="UrbanRetrait1">
      <style:text-properties officeooo:paragraph-rsid="0150c5e6"/>
    </style:style>
    <style:style style:family="paragraph" style:name="P54" style:parent-style-name="UrbanItaRetrait3">
      <style:text-properties officeooo:paragraph-rsid="0150c5e6"/>
    </style:style>
    <style:style style:family="paragraph" style:name="P55" style:parent-style-name="UrbanList1">
      <style:paragraph-properties fo:margin-bottom="0cm" fo:margin-top="0.101cm" loext:contextual-spacing="false"/>
      <style:text-properties officeooo:paragraph-rsid="0150c5e6"/>
    </style:style>
    <style:style style:family="paragraph" style:list-style-name="L1" style:master-page-name="" style:name="P56"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name="P57" style:parent-style-name="UrbanTable">
      <style:paragraph-properties fo:margin-left="0.3cm" fo:margin-right="0cm" fo:text-align="justify" fo:text-indent="-0.3cm" style:auto-text-indent="false" style:justify-single-word="false"/>
      <style:text-properties fo:color="#0066ff"/>
    </style:style>
    <style:style style:family="paragraph" style:master-page-name="Standard" style:name="P58"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page-number="auto" style:shadow="none">
        <style:tab-stops/>
      </style:paragraph-properties>
      <style:text-properties officeooo:paragraph-rsid="00aa8d8f" style:font-name="Arial"/>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6" style:name="P60"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6f5e8" style:font-name="Arial" style:font-name-complex="Calibri" style:font-size-asian="10pt" style:font-size-complex="10pt"/>
    </style:style>
    <style:style style:family="paragraph" style:list-style-name="WW8Num10" style:name="P61"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99b16" style:font-name="Arial" style:font-name-complex="Calibri" style:font-size-asian="10pt" style:font-size-complex="10pt"/>
    </style:style>
    <style:style style:family="paragraph" style:list-style-name="WW8Num10" style:name="P62"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WW8Num10" style:name="P6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6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92f30" style:font-name="Arial" style:font-size-asian="10pt" style:font-size-complex="10pt"/>
    </style:style>
    <style:style style:family="paragraph" style:list-style-name="WW8Num10" style:name="P65"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5c5ed" style:font-name="Arial" style:font-size-asian="10pt" style:font-size-complex="10pt"/>
    </style:style>
    <style:style style:family="paragraph" style:list-style-name="WW8Num6" style:name="P6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d774f" style:font-name="Arial" style:font-size-asian="10pt" style:font-size-complex="10pt" style:use-window-font-color="true"/>
    </style:style>
    <style:style style:family="paragraph" style:list-style-name="WW8Num6" style:name="P67"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965a6" style:font-name="Arial" style:font-size-asian="10pt" style:font-size-complex="10pt" style:use-window-font-color="true"/>
    </style:style>
    <style:style style:family="paragraph" style:list-style-name="WW8Num6" style:name="P68"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57a347" style:font-name="Arial" style:font-size-asian="10pt" style:font-size-complex="10pt" style:use-window-font-color="true"/>
    </style:style>
    <style:style style:family="paragraph" style:list-style-name="WW8Num6" style:master-page-name="" style:name="P69"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officeooo:paragraph-rsid="0057a347" style:font-name="Arial" style:font-size-asian="10pt" style:font-size-complex="10pt" style:use-window-font-color="true"/>
    </style:style>
    <style:style style:family="paragraph" style:list-style-name="WW8Num10" style:master-page-name="" style:name="P70"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281b10" style:font-name="Arial" style:font-size-asian="10pt" style:font-size-complex="10pt" style:use-window-font-color="true"/>
    </style:style>
    <style:style style:family="paragraph" style:list-style-name="WW8Num10" style:master-page-name="" style:name="P71"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name="P72" style:parent-style-name="Text_20_body">
      <style:paragraph-properties fo:margin-bottom="0cm" fo:margin-top="0.199cm" loext:contextual-spacing="false"/>
      <style:text-properties fo:font-size="10pt" officeooo:paragraph-rsid="0115501a" style:font-name="Arial" style:font-size-asian="10pt" style:font-size-complex="10pt"/>
    </style:style>
    <style:style style:family="paragraph" style:name="P7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officeooo:rsid="01178de4" style:font-style-asian="normal" style:font-weight-asian="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transparent" fo:font-style="normal" fo:font-weight="normal" loext:char-shading-value="0" officeooo:rsid="01187c78" style:font-style-asian="normal" style:font-weight-asian="normal"/>
    </style:style>
    <style:style style:family="text" style:name="T5">
      <style:text-properties fo:background-color="#ffff00" fo:font-style="normal" fo:font-weight="normal" loext:char-shading-value="0" style:font-style-asian="normal" style:font-weight-asian="normal"/>
    </style:style>
    <style:style style:family="text" style:name="T6">
      <style:text-properties fo:font-style="normal" fo:font-weight="normal" officeooo:rsid="008a4761" style:font-style-asian="normal" style:font-weight-asian="normal" style:text-underline-style="none"/>
    </style:style>
    <style:style style:family="text" style:name="T7">
      <style:text-properties fo:country="BE" fo:font-size="20pt" fo:font-weight="bold" fo:language="fr" style:font-name-complex="Calibri" style:font-size-asian="20pt" style:font-size-complex="20pt" style:font-weight-asian="bold"/>
    </style:style>
    <style:style style:family="text" style:name="T8">
      <style:text-properties fo:country="BE" fo:font-size="20pt" fo:font-weight="bold" fo:language="fr" officeooo:rsid="0013fc08" style:font-name-complex="Calibri" style:font-size-asian="20pt" style:font-size-complex="20pt" style:font-weight-asian="bold"/>
    </style:style>
    <style:style style:family="text" style:name="T9">
      <style:text-properties fo:country="BE" fo:font-size="20pt" fo:font-weight="bold" fo:language="fr" officeooo:rsid="00e32e40" style:font-name-complex="Calibri" style:font-size-asian="20pt" style:font-size-complex="20pt" style:font-weight-asian="bold"/>
    </style:style>
    <style:style style:family="text" style:name="T10">
      <style:text-properties style:font-name-complex="Calibri"/>
    </style:style>
    <style:style style:family="text" style:name="T11">
      <style:text-properties officeooo:rsid="00b8d081" style:font-name-complex="Calibri"/>
    </style:style>
    <style:style style:family="text" style:name="T12">
      <style:text-properties officeooo:rsid="0133485c" style:font-name-complex="Calibri"/>
    </style:style>
    <style:style style:family="text" style:name="T13">
      <style:text-properties fo:country="BE" fo:language="fr" style:font-name-complex="Calibri"/>
    </style:style>
    <style:style style:family="text" style:name="T14">
      <style:text-properties fo:country="BE" fo:language="fr" officeooo:rsid="00180853" style:font-name-complex="Calibri"/>
    </style:style>
    <style:style style:family="text" style:name="T15">
      <style:text-properties fo:country="BE" fo:language="fr" officeooo:rsid="002f2002" style:font-name-complex="Calibri"/>
    </style:style>
    <style:style style:family="text" style:name="T16">
      <style:text-properties fo:country="BE" fo:language="fr" officeooo:rsid="0045c5ed" style:font-name-complex="Calibri"/>
    </style:style>
    <style:style style:family="text" style:name="T17">
      <style:text-properties fo:country="BE" fo:language="fr" officeooo:rsid="004965a6" style:font-name-complex="Calibri"/>
    </style:style>
    <style:style style:family="text" style:name="T18">
      <style:text-properties fo:country="BE" fo:language="fr" officeooo:rsid="004d774f" style:font-name-complex="Calibri"/>
    </style:style>
    <style:style style:family="text" style:name="T19">
      <style:text-properties fo:country="BE" fo:language="fr" officeooo:rsid="00537b2e" style:font-name-complex="Calibri"/>
    </style:style>
    <style:style style:family="text" style:name="T20">
      <style:text-properties fo:country="BE" fo:language="fr" officeooo:rsid="014e5865" style:font-name-complex="Calibri"/>
    </style:style>
    <style:style style:family="text" style:name="T21">
      <style:text-properties fo:country="BE" fo:font-weight="bold" fo:language="fr" officeooo:rsid="00e32e40" style:font-name-complex="Calibri" style:font-weight-asian="bold"/>
    </style:style>
    <style:style style:family="text" style:name="T22">
      <style:text-properties fo:country="BE" fo:font-weight="bold" fo:language="fr" officeooo:rsid="00e32e40" style:font-name-complex="Calibri" style:font-weight-asian="bold" style:font-weight-complex="normal"/>
    </style:style>
    <style:style style:family="text" style:name="T23">
      <style:text-properties fo:country="BE" fo:font-weight="bold" fo:language="fr" officeooo:rsid="013d74f4" style:font-name-complex="Calibri" style:font-weight-asian="bold"/>
    </style:style>
    <style:style style:family="text" style:name="T24">
      <style:text-properties fo:background-color="transparent" fo:country="BE" fo:font-weight="bold" fo:language="fr" loext:char-shading-value="0" officeooo:rsid="013d74f4" style:font-name-complex="Calibri" style:font-weight-asian="bold" style:font-weight-complex="bold"/>
    </style:style>
    <style:style style:family="text" style:name="T25">
      <style:text-properties fo:country="BE" fo:font-weight="normal" fo:language="fr" officeooo:rsid="00e32e40" style:font-name-complex="Calibri" style:font-weight-asian="normal" style:font-weight-complex="normal" style:text-underline-color="font-color" style:text-underline-style="solid" style:text-underline-width="auto"/>
    </style:style>
    <style:style style:family="text" style:name="T26">
      <style:text-properties fo:country="BE" fo:language="fr" style:font-name-complex="Arial"/>
    </style:style>
    <style:style style:family="text" style:name="T27">
      <style:text-properties fo:background-color="transparent" fo:country="BE" fo:language="fr" loext:char-shading-value="0" style:font-name-complex="Calibri"/>
    </style:style>
    <style:style style:family="text" style:name="T28">
      <style:text-properties fo:background-color="transparent" fo:country="BE" fo:language="fr" loext:char-shading-value="0" officeooo:rsid="004d774f" style:font-name-complex="Calibri"/>
    </style:style>
    <style:style style:family="text" style:name="T29">
      <style:text-properties fo:background-color="transparent" fo:country="BE" fo:language="fr" loext:char-shading-value="0" officeooo:rsid="004965a6" style:font-name-complex="Calibri"/>
    </style:style>
    <style:style style:family="text" style:name="T30">
      <style:text-properties fo:background-color="transparent" fo:country="BE" fo:language="fr" loext:char-shading-value="0" officeooo:rsid="00537b2e" style:font-name-complex="Calibri"/>
    </style:style>
    <style:style style:family="text" style:name="T31">
      <style:text-properties fo:country="BE" fo:language="fr" style:font-name-asian="Arial" style:font-name-complex="Arial"/>
    </style:style>
    <style:style style:family="text" style:name="T32">
      <style:text-properties fo:background-color="#ffff00" fo:country="BE" fo:language="fr" loext:char-shading-value="0" style:font-name-complex="Calibri"/>
    </style:style>
    <style:style style:family="text" style:name="T33">
      <style:text-properties fo:background-color="#ffff00" fo:country="BE" fo:language="fr" loext:char-shading-value="0" officeooo:rsid="004d774f" style:font-name-complex="Calibri"/>
    </style:style>
    <style:style style:family="text" style:name="T34">
      <style:text-properties fo:country="BE" fo:font-weight="normal" fo:language="fr" officeooo:rsid="00e32e40" style:font-name-complex="Calibri" style:font-weight-asian="normal" style:font-weight-complex="normal"/>
    </style:style>
    <style:style style:family="text" style:name="T35">
      <style:text-properties fo:country="BE" fo:font-weight="normal" fo:language="fr" officeooo:rsid="01270123" style:font-name-complex="Calibri" style:font-weight-asian="normal" style:font-weight-complex="normal"/>
    </style:style>
    <style:style style:family="text" style:name="T36">
      <style:text-properties fo:country="BE" fo:font-weight="normal" fo:language="fr" officeooo:rsid="0131966a" style:font-name-complex="Calibri" style:font-weight-asian="normal" style:font-weight-complex="normal"/>
    </style:style>
    <style:style style:family="text" style:name="T37">
      <style:text-properties fo:country="BE" fo:font-weight="normal" fo:language="fr" officeooo:rsid="013d74f4" style:font-name-complex="Calibri" style:font-weight-asian="normal" style:font-weight-complex="normal"/>
    </style:style>
    <style:style style:family="text" style:name="T38">
      <style:text-properties fo:background-color="transparent" fo:country="BE" fo:font-weight="normal" fo:language="fr" loext:char-shading-value="0" officeooo:rsid="00e373ac" style:font-name-complex="Calibri" style:font-weight-asian="normal" style:font-weight-complex="normal"/>
    </style:style>
    <style:style style:family="text" style:name="T39">
      <style:text-properties fo:background-color="transparent" fo:country="BE" fo:font-weight="normal" fo:language="fr" loext:char-shading-value="0" officeooo:rsid="00e32e40" style:font-name-complex="Calibri" style:font-weight-asian="normal" style:font-weight-complex="normal"/>
    </style:style>
    <style:style style:family="text" style:name="T40">
      <style:text-properties fo:background-color="#ffff00" fo:country="BE" fo:font-weight="normal" fo:language="fr" loext:char-shading-value="0" officeooo:rsid="00e32e40" style:font-name-complex="Calibri" style:font-weight-asian="normal" style:font-weight-complex="normal"/>
    </style:style>
    <style:style style:family="text" style:name="T41">
      <style:text-properties fo:background-color="#ffff00" fo:country="BE" fo:font-weight="normal" fo:language="fr" loext:char-shading-value="0" officeooo:rsid="00e373ac" style:font-name-complex="Calibri" style:font-weight-asian="normal" style:font-weight-complex="normal"/>
    </style:style>
    <style:style style:family="text" style:name="T42">
      <style:text-properties fo:background-color="#ffff00" fo:country="BE" fo:font-weight="normal" fo:language="fr" loext:char-shading-value="0" officeooo:rsid="01411998" style:font-name-complex="Calibri" style:font-weight-asian="normal" style:font-weight-complex="normal"/>
    </style:style>
    <style:style style:family="text" style:name="T43">
      <style:text-properties fo:background-color="#ffff00" fo:country="BE" fo:font-style="italic" fo:font-weight="normal" fo:language="fr" loext:char-shading-value="0" officeooo:rsid="00ec8bb2" style:font-name-complex="Calibri" style:font-style-asian="italic" style:font-style-complex="italic" style:font-weight-asian="normal" style:font-weight-complex="normal"/>
    </style:style>
    <style:style style:family="text" style:name="T44">
      <style:text-properties fo:background-color="#99ff99" fo:country="BE" fo:language="fr" loext:char-shading-value="0" style:font-name-complex="Calibri"/>
    </style:style>
    <style:style style:family="text" style:name="T45">
      <style:text-properties style:text-position="super 58%"/>
    </style:style>
    <style:style style:family="text" style:name="T46">
      <style:text-properties fo:country="BE" fo:language="fr" style:font-name-complex="Calibri" style:text-position="super 58%"/>
    </style:style>
    <style:style style:family="text" style:name="T47">
      <style:text-properties fo:country="BE" fo:font-weight="normal" fo:language="fr" officeooo:rsid="00e32e40" style:font-name-complex="Calibri" style:font-weight-asian="normal" style:font-weight-complex="normal" style:text-position="super 58%" style:text-underline-color="font-color" style:text-underline-style="solid" style:text-underline-width="auto"/>
    </style:style>
    <style:style style:family="text" style:name="T48">
      <style:text-properties style:font-name-complex="Calibri" style:text-position="super 58%"/>
    </style:style>
    <style:style style:family="text" style:name="T49">
      <style:text-properties fo:country="none" fo:font-style="normal" fo:font-weight="normal" fo:language="zxx" officeooo:rsid="003515e5" style:font-style-asian="normal" style:font-weight-asian="normal" style:text-position="super 58%" style:text-underline-style="none"/>
    </style:style>
    <style:style style:family="text" style:name="T50">
      <style:text-properties fo:background-color="transparent" fo:country="BE" fo:font-size="10pt" fo:language="fr" loext:char-shading-value="0" officeooo:rsid="010be8ff" style:font-name="Arial" style:font-name-complex="Calibri" style:font-size-asian="10pt" style:font-size-complex="10pt" style:text-position="super 58%"/>
    </style:style>
    <style:style style:family="text" style:name="T51">
      <style:text-properties fo:background-color="#ffff00" fo:color="#000000" fo:country="BE" fo:language="fr" loext:char-shading-value="0" style:font-name-complex="Calibri"/>
    </style:style>
    <style:style style:family="text" style:name="T52">
      <style:text-properties fo:background-color="#99ff99" fo:color="#000000" fo:country="BE" fo:language="fr" loext:char-shading-value="0" style:font-name-complex="Calibri"/>
    </style:style>
    <style:style style:family="text" style:name="T53">
      <style:text-properties fo:background-color="#99ff99" fo:color="#000000" fo:country="BE" fo:language="fr" loext:char-shading-value="0" officeooo:rsid="00292f30" style:font-name-complex="Calibri"/>
    </style:style>
    <style:style style:family="text" style:name="T54">
      <style:text-properties fo:color="#000000" fo:country="BE" fo:language="fr" style:font-name-complex="Calibri"/>
    </style:style>
    <style:style style:family="text" style:name="T55">
      <style:text-properties fo:color="#000000" fo:country="none" fo:font-style="normal" fo:font-weight="normal" fo:language="zxx" style:font-name-complex="Calibri" style:font-style-asian="normal" style:font-weight-asian="normal" style:text-underline-style="none"/>
    </style:style>
    <style:style style:family="text" style:name="T56">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57">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58">
      <style:text-properties fo:background-color="#ffff00" fo:color="#000000" loext:char-shading-value="0" officeooo:rsid="00e4e391" style:font-name-complex="Calibri"/>
    </style:style>
    <style:style style:family="text" style:name="T59">
      <style:text-properties fo:background-color="#ffff00" fo:color="#000000" loext:char-shading-value="0" officeooo:rsid="00d409d3"/>
    </style:style>
    <style:style style:family="text" style:name="T60">
      <style:text-properties fo:color="#000000" style:font-name-complex="Calibri"/>
    </style:style>
    <style:style style:family="text" style:name="T61">
      <style:text-properties fo:color="#000000" officeooo:rsid="00e4e391" style:font-name-complex="Calibri"/>
    </style:style>
    <style:style style:family="text" style:name="T62">
      <style:text-properties style:text-underline-color="font-color" style:text-underline-style="solid" style:text-underline-width="auto"/>
    </style:style>
    <style:style style:family="text" style:name="T63">
      <style:text-properties fo:country="BE" fo:font-size="10pt" fo:language="fr" style:font-name="Arial" style:font-name-complex="Calibri" style:font-size-asian="10pt" style:font-size-complex="10pt"/>
    </style:style>
    <style:style style:family="text" style:name="T64">
      <style:text-properties fo:country="BE" fo:font-size="10pt" fo:language="fr" officeooo:rsid="003739ce" style:font-name="Arial" style:font-name-complex="Calibri" style:font-size-asian="10pt" style:font-size-complex="10pt"/>
    </style:style>
    <style:style style:family="text" style:name="T65">
      <style:text-properties fo:country="BE" fo:font-size="10pt" fo:language="fr" officeooo:rsid="008307ff" style:font-name="Arial" style:font-name-complex="Calibri" style:font-size-asian="10pt" style:font-size-complex="10pt"/>
    </style:style>
    <style:style style:family="text" style:name="T66">
      <style:text-properties fo:country="BE" fo:font-size="10pt" fo:language="fr" officeooo:rsid="0033b8b4" style:font-name="Arial" style:font-name-complex="Calibri" style:font-size-asian="10pt" style:font-size-complex="10pt"/>
    </style:style>
    <style:style style:family="text" style:name="T67">
      <style:text-properties fo:background-color="#ffff00" fo:country="BE" fo:font-size="10pt" fo:language="fr" loext:char-shading-value="0" style:font-name="Arial" style:font-name-complex="Calibri" style:font-size-asian="10pt" style:font-size-complex="10pt"/>
    </style:style>
    <style:style style:family="text" style:name="T68">
      <style:text-properties fo:country="BE" fo:font-size="10pt" fo:font-style="normal" fo:language="fr" style:font-name="Arial" style:font-name-complex="Calibri" style:font-size-asian="10pt" style:font-size-complex="10pt" style:font-style-asian="normal" style:font-style-complex="normal"/>
    </style:style>
    <style:style style:family="text" style:name="T69">
      <style:text-properties fo:background-color="#99ff99" fo:country="BE" fo:font-size="10pt" fo:language="fr" loext:char-shading-value="0" style:font-name="Arial" style:font-name-complex="Calibri" style:font-size-asian="10pt" style:font-size-complex="10pt"/>
    </style:style>
    <style:style style:family="text" style:name="T70">
      <style:text-properties fo:background-color="transparent" fo:country="BE" fo:font-size="10pt" fo:language="fr" loext:char-shading-value="0" officeooo:rsid="010be8ff" style:font-name="Arial" style:font-name-complex="Calibri" style:font-size-asian="10pt" style:font-size-complex="10pt"/>
    </style:style>
    <style:style style:family="text" style:name="T71">
      <style:text-properties fo:background-color="transparent" fo:country="BE" fo:font-size="10pt" fo:language="fr" loext:char-shading-value="0" officeooo:rsid="01136514" style:font-name="Arial" style:font-name-complex="Calibri" style:font-size-asian="10pt" style:font-size-complex="10pt"/>
    </style:style>
    <style:style style:family="text" style:name="T72">
      <style:text-properties fo:font-size="10pt" style:font-name="Arial" style:font-name-complex="Calibri" style:font-size-asian="10pt" style:font-size-complex="10pt"/>
    </style:style>
    <style:style style:family="text" style:name="T73">
      <style:text-properties fo:background-color="#ffff00" fo:font-size="10pt" loext:char-shading-value="0" style:font-name="Arial" style:font-name-complex="Calibri" style:font-size-asian="10pt" style:font-size-complex="10pt"/>
    </style:style>
    <style:style style:family="text" style:name="T74">
      <style:text-properties fo:background-color="#ffff00" fo:font-size="10pt" loext:char-shading-value="0" officeooo:rsid="00eedfbb" style:font-name="Arial" style:font-name-complex="Calibri" style:font-size-asian="10pt" style:font-size-complex="10pt"/>
    </style:style>
    <style:style style:family="text" style:name="T75">
      <style:text-properties fo:background-color="transparent" fo:country="BE" fo:language="fr" loext:char-shading-value="0" officeooo:rsid="00537b2e" style:font-name="Arial" style:font-name-complex="Calibri"/>
    </style:style>
    <style:style style:family="text" style:name="T76">
      <style:text-properties fo:background-color="transparent" fo:country="BE" fo:language="fr" loext:char-shading-value="0" officeooo:rsid="00511af6" style:font-name="Arial" style:font-name-complex="Calibri"/>
    </style:style>
    <style:style style:family="text" style:name="T77">
      <style:text-properties fo:background-color="transparent" fo:country="BE" fo:language="fr" loext:char-shading-value="0" officeooo:rsid="00570924" style:font-name="Arial" style:font-name-complex="Calibri"/>
    </style:style>
    <style:style style:family="text" style:name="T78">
      <style:text-properties fo:country="BE" fo:language="fr" officeooo:rsid="00537b2e" style:font-name="Arial" style:font-name-complex="Calibri"/>
    </style:style>
    <style:style style:family="text" style:name="T79">
      <style:text-properties fo:country="BE" fo:language="fr" officeooo:rsid="00570924" style:font-name="Arial" style:font-name-complex="Calibri"/>
    </style:style>
    <style:style style:family="text" style:name="T80">
      <style:text-properties fo:country="BE" fo:language="fr" officeooo:rsid="00511af6" style:font-name="Arial" style:font-name-complex="Calibri"/>
    </style:style>
    <style:style style:family="text" style:name="T81">
      <style:text-properties fo:background-color="#ffff00" fo:country="BE" fo:language="fr" loext:char-shading-value="0" officeooo:rsid="00537b2e" style:font-name="Arial" style:font-name-complex="Calibri"/>
    </style:style>
    <style:style style:family="text" style:name="T82">
      <style:text-properties fo:country="BE" fo:font-weight="normal" fo:language="fr" officeooo:rsid="00e32e40" style:font-name="Arial" style:font-name-complex="Calibri" style:font-weight-asian="normal" style:font-weight-complex="normal"/>
    </style:style>
    <style:style style:family="text" style:name="T83">
      <style:text-properties fo:background-color="transparent" loext:char-shading-value="0"/>
    </style:style>
    <style:style style:family="text" style:name="T84">
      <style:text-properties fo:background-color="transparent" loext:char-shading-value="0" officeooo:rsid="00eedfbb"/>
    </style:style>
    <style:style style:family="text" style:name="T85">
      <style:text-properties fo:background-color="transparent" loext:char-shading-value="0" officeooo:rsid="00e373ac"/>
    </style:style>
    <style:style style:family="text" style:name="T86">
      <style:text-properties fo:background-color="transparent" loext:char-shading-value="0" officeooo:rsid="0115501a"/>
    </style:style>
    <style:style style:family="text" style:name="T87">
      <style:text-properties fo:background-color="#ffff00" loext:char-shading-value="0"/>
    </style:style>
    <style:style style:family="text" style:name="T88">
      <style:text-properties fo:background-color="#ffff00" loext:char-shading-value="0" style:font-name-complex="Calibri"/>
    </style:style>
    <style:style style:family="text" style:name="T89">
      <style:text-properties fo:background-color="#ffff00" loext:char-shading-value="0" officeooo:rsid="0026f5e8"/>
    </style:style>
    <style:style style:family="text" style:name="T90">
      <style:text-properties fo:background-color="#ffff00" loext:char-shading-value="0" officeooo:rsid="002fae01"/>
    </style:style>
    <style:style style:family="text" style:name="T91">
      <style:text-properties fo:background-color="#ffff00" loext:char-shading-value="0" officeooo:rsid="00934905"/>
    </style:style>
    <style:style style:family="text" style:name="T92">
      <style:text-properties fo:background-color="#ffff00" loext:char-shading-value="0" officeooo:rsid="00d409d3"/>
    </style:style>
    <style:style style:family="text" style:name="T93">
      <style:text-properties fo:background-color="#ffff00" loext:char-shading-value="0" officeooo:rsid="00eedfbb"/>
    </style:style>
    <style:style style:family="text" style:name="T94">
      <style:text-properties fo:background-color="#ffff00" loext:char-shading-value="0" officeooo:rsid="00e373ac"/>
    </style:style>
    <style:style style:family="text" style:name="T95">
      <style:text-properties fo:background-color="#ffff00" loext:char-shading-value="0" officeooo:rsid="0104d213"/>
    </style:style>
    <style:style style:family="text" style:name="T96">
      <style:text-properties fo:background-color="#ffff00" loext:char-shading-value="0" officeooo:rsid="007a7a32"/>
    </style:style>
    <style:style style:family="text" style:name="T97">
      <style:text-properties fo:background-color="#ffff00" loext:char-shading-value="0" officeooo:rsid="0115501a"/>
    </style:style>
    <style:style style:family="text" style:name="T98">
      <style:text-properties officeooo:rsid="0026f5e8"/>
    </style:style>
    <style:style style:family="text" style:name="T99">
      <style:text-properties fo:country="BE" fo:font-size="10pt" fo:language="fr" style:font-name-complex="Calibri" style:font-size-asian="10pt" style:font-size-complex="10pt"/>
    </style:style>
    <style:style style:family="text" style:name="T100">
      <style:text-properties fo:country="BE" fo:font-size="10pt" fo:language="fr" officeooo:rsid="0013fc08" style:font-name-complex="Calibri" style:font-size-asian="10pt" style:font-size-complex="10pt"/>
    </style:style>
    <style:style style:family="text" style:name="T101">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102">
      <style:text-properties fo:font-weight="bold" fo:letter-spacing="-0.004cm" style:font-name-complex="Times New Roman" style:font-weight-asian="bold" style:font-weight-complex="bold"/>
    </style:style>
    <style:style style:family="text" style:name="T103">
      <style:text-properties fo:font-weight="bold" fo:letter-spacing="-0.004cm" officeooo:rsid="003d29fa" style:font-name-complex="Times New Roman" style:font-weight-asian="bold" style:font-weight-complex="bold"/>
    </style:style>
    <style:style style:family="text" style:name="T104">
      <style:text-properties fo:letter-spacing="-0.004cm" style:font-name-complex="Times New Roman"/>
    </style:style>
    <style:style style:family="text" style:name="T105">
      <style:text-properties fo:font-weight="bold"/>
    </style:style>
    <style:style style:family="text" style:name="T106">
      <style:text-properties officeooo:rsid="002fae01"/>
    </style:style>
    <style:style style:family="text" style:name="T107">
      <style:text-properties officeooo:rsid="0033b8b4"/>
    </style:style>
    <style:style style:family="text" style:name="T108">
      <style:text-properties officeooo:rsid="003515e5"/>
    </style:style>
    <style:style style:family="text" style:name="T109">
      <style:text-properties fo:country="none" fo:font-style="normal" fo:font-weight="normal" fo:language="zxx" officeooo:rsid="003515e5" style:font-style-asian="normal" style:font-weight-asian="normal" style:text-underline-style="none"/>
    </style:style>
    <style:style style:family="text" style:name="T110">
      <style:text-properties fo:country="none" fo:font-style="normal" fo:font-weight="normal" fo:language="zxx" style:font-style-asian="normal" style:font-weight-asian="normal"/>
    </style:style>
    <style:style style:family="text" style:name="T111">
      <style:text-properties fo:background-color="transparent" fo:font-weight="normal" loext:char-shading-value="0" officeooo:rsid="003739ce" style:font-weight-asian="normal" style:font-weight-complex="normal" style:use-window-font-color="true"/>
    </style:style>
    <style:style style:family="text" style:name="T112">
      <style:text-properties fo:background-color="transparent" fo:font-weight="normal" loext:char-shading-value="0" officeooo:rsid="005608f2" style:font-weight-asian="normal" style:font-weight-complex="normal" style:use-window-font-color="true"/>
    </style:style>
    <style:style style:family="text" style:name="T113">
      <style:text-properties fo:background-color="transparent" fo:font-weight="normal" loext:char-shading-value="0" officeooo:rsid="00595919" style:font-weight-asian="normal" style:font-weight-complex="normal" style:use-window-font-color="true"/>
    </style:style>
    <style:style style:family="text" style:name="T114">
      <style:text-properties fo:background-color="transparent" fo:font-weight="normal" loext:char-shading-value="0" officeooo:rsid="005ab6fc" style:font-weight-asian="normal" style:font-weight-complex="normal" style:use-window-font-color="true"/>
    </style:style>
    <style:style style:family="text" style:name="T115">
      <style:text-properties fo:background-color="transparent" fo:font-style="normal" fo:font-weight="normal" loext:char-shading-value="0" style:font-style-asian="normal" style:font-weight-asian="normal" style:font-weight-complex="normal" style:use-window-font-color="true"/>
    </style:style>
    <style:style style:family="text" style:name="T116">
      <style:text-properties fo:background-color="transparent" fo:font-style="normal" fo:font-weight="normal" loext:char-shading-value="0" style:font-style-asian="normal" style:font-weight-asian="normal" style:font-weight-complex="normal" style:text-underline-color="font-color" style:text-underline-style="solid" style:text-underline-width="auto" style:use-window-font-color="true"/>
    </style:style>
    <style:style style:family="text" style:name="T117">
      <style:text-properties fo:background-color="transparent" fo:font-style="normal" fo:font-weight="normal" loext:char-shading-value="0" style:font-style-asian="normal" style:font-weight-asian="normal" style:font-weight-complex="normal" style:text-underline-style="none" style:use-window-font-color="true"/>
    </style:style>
    <style:style style:family="text" style:name="T118">
      <style:text-properties fo:background-color="transparent" fo:font-size="10pt" fo:font-style="normal" fo:font-weight="normal" loext:char-shading-value="0" style:font-name="Arial" style:font-size-asian="10pt" style:font-size-complex="10pt" style:font-style-asian="normal" style:font-weight-asian="normal" style:font-weight-complex="normal" style:use-window-font-color="true"/>
    </style:style>
    <style:style style:family="text" style:name="T119">
      <style:text-properties fo:background-color="transparent" fo:font-size="10pt" fo:font-style="normal" fo:font-weight="normal" loext:char-shading-value="0" officeooo:rsid="00c48d73" style:font-name="Arial" style:font-size-asian="10pt" style:font-size-complex="10pt" style:font-style-asian="normal" style:font-weight-asian="normal" style:font-weight-complex="normal" style:use-window-font-color="true"/>
    </style:style>
    <style:style style:family="text" style:name="T120">
      <style:text-properties fo:background-color="transparent" loext:char-shading-value="0" style:use-window-font-color="true"/>
    </style:style>
    <style:style style:family="text" style:name="T121">
      <style:text-properties officeooo:rsid="00354be2"/>
    </style:style>
    <style:style style:family="text" style:name="T122">
      <style:text-properties officeooo:rsid="00733bf9"/>
    </style:style>
    <style:style style:family="text" style:name="T123">
      <style:text-properties officeooo:rsid="007a7a32"/>
    </style:style>
    <style:style style:family="text" style:name="T124">
      <style:text-properties fo:color="#0066ff"/>
    </style:style>
    <style:style style:family="text" style:name="T125">
      <style:text-properties fo:color="#0066ff" fo:country="none" fo:font-style="normal" fo:font-weight="normal" fo:language="zxx" officeooo:rsid="003515e5" style:font-style-asian="normal" style:font-weight-asian="normal" style:text-underline-style="none"/>
    </style:style>
    <style:style style:family="text" style:name="T126">
      <style:text-properties fo:color="#0066ff" fo:font-style="normal" fo:font-weight="normal" officeooo:rsid="0039110e" style:font-style-asian="normal" style:font-weight-asian="normal"/>
    </style:style>
    <style:style style:family="text" style:name="T127">
      <style:text-properties fo:color="#0066ff" fo:country="BE" fo:font-size="10pt" fo:language="fr" style:font-name="Arial" style:font-name-complex="Calibri" style:font-size-asian="10pt" style:font-size-complex="10pt"/>
    </style:style>
    <style:style style:family="text" style:name="T128">
      <style:text-properties fo:color="#0066ff" fo:country="BE" fo:font-size="10pt" fo:language="fr" officeooo:rsid="003739ce" style:font-name="Arial" style:font-name-complex="Calibri" style:font-size-asian="10pt" style:font-size-complex="10pt"/>
    </style:style>
    <style:style style:family="text" style:name="T129">
      <style:text-properties fo:color="#0066ff" fo:country="BE" fo:font-size="10pt" fo:language="fr" officeooo:rsid="00733bf9" style:font-name="Arial" style:font-name-complex="Calibri" style:font-size-asian="10pt" style:font-size-complex="10pt"/>
    </style:style>
    <style:style style:family="text" style:name="T130">
      <style:text-properties style:text-line-through-style="none" style:text-line-through-type="none"/>
    </style:style>
    <style:style style:family="text" style:name="T131">
      <style:text-properties officeooo:rsid="008307ff"/>
    </style:style>
    <style:style style:family="text" style:name="T132">
      <style:text-properties officeooo:rsid="00870e51"/>
    </style:style>
    <style:style style:family="text" style:name="T133">
      <style:text-properties officeooo:rsid="008b972d"/>
    </style:style>
    <style:style style:family="text" style:name="T134">
      <style:text-properties officeooo:rsid="00934905"/>
    </style:style>
    <style:style style:family="text" style:name="T135">
      <style:text-properties officeooo:rsid="00ce5151"/>
    </style:style>
    <style:style style:family="text" style:name="T136">
      <style:text-properties officeooo:rsid="00d409d3"/>
    </style:style>
    <style:style style:family="text" style:name="T137">
      <style:text-properties fo:font-variant="normal" fo:text-transform="none"/>
    </style:style>
    <style:style style:family="text" style:name="T138">
      <style:text-properties fo:country="BE" fo:font-weight="normal" fo:language="fr" officeooo:rsid="00e32e40" style:font-name-complex="Calibri" style:font-weight-asian="normal" style:font-weight-complex="normal" style:text-position="0% 100%" style:text-underline-style="none"/>
    </style:style>
    <style:style style:family="text" style:name="T139">
      <style:text-properties fo:country="BE" fo:font-weight="normal" fo:language="fr" officeooo:rsid="00e32e40" style:font-name-complex="Calibri" style:font-weight-asian="normal" style:font-weight-complex="normal" style:text-position="0% 100%"/>
    </style:style>
    <style:style style:family="text" style:name="T140">
      <style:text-properties officeooo:rsid="00e373ac"/>
    </style:style>
    <style:style style:family="text" style:name="T141">
      <style:text-properties officeooo:rsid="001e734a"/>
    </style:style>
    <style:style style:family="text" style:name="T142">
      <style:text-properties fo:background-color="#99ff99" loext:char-shading-value="0"/>
    </style:style>
    <style:style style:family="text" style:name="T143">
      <style:text-properties officeooo:rsid="00eedfbb"/>
    </style:style>
    <style:style style:family="text" style:name="T144">
      <style:text-properties fo:background-color="#ffff00" fo:font-style="italic" loext:char-shading-value="0" style:font-style-asian="italic" style:font-style-complex="italic"/>
    </style:style>
    <style:style style:family="text" style:name="T145">
      <style:text-properties fo:background-color="#ffff00" fo:font-style="italic" loext:char-shading-value="0" officeooo:rsid="00eedfbb" style:font-style-asian="italic" style:font-style-complex="italic"/>
    </style:style>
    <style:style style:family="text" style:name="T146">
      <style:text-properties fo:font-style="italic" style:font-style-asian="italic" style:font-style-complex="italic"/>
    </style:style>
    <style:style style:family="text" style:name="T147">
      <style:text-properties fo:font-style="italic" officeooo:rsid="0156bd23" style:font-style-asian="italic" style:font-style-complex="italic"/>
    </style:style>
    <style:style style:family="text" style:name="T148">
      <style:text-properties officeooo:rsid="00effe6b"/>
    </style:style>
    <style:style style:family="text" style:name="T149">
      <style:text-properties officeooo:rsid="0016a292"/>
    </style:style>
    <style:style style:family="text" style:name="T150">
      <style:text-properties officeooo:rsid="010440da"/>
    </style:style>
    <style:style style:family="text" style:name="T151">
      <style:text-properties officeooo:rsid="0104d213"/>
    </style:style>
    <style:style style:family="text" style:name="T152">
      <style:text-properties officeooo:rsid="01136514"/>
    </style:style>
    <style:style style:family="text" style:name="T153">
      <style:text-properties officeooo:rsid="0115501a"/>
    </style:style>
    <style:style style:family="text" style:name="T154">
      <style:text-properties fo:color="#009900" fo:country="BE" fo:font-weight="bold" fo:language="fr" officeooo:rsid="01244a73" style:font-name-complex="Calibri" style:font-weight-asian="bold" style:font-weight-complex="bold"/>
    </style:style>
    <style:style style:family="text" style:name="T155">
      <style:text-properties officeooo:rsid="012cda48"/>
    </style:style>
    <style:style style:family="text" style:name="T156">
      <style:text-properties fo:background-color="transparent" fo:font-weight="normal" loext:char-shading-value="0" style:font-weight-asian="normal" style:font-weight-complex="normal"/>
    </style:style>
    <style:style style:family="text" style:name="T157">
      <style:text-properties fo:background-color="transparent" fo:font-weight="normal" loext:char-shading-value="0" officeooo:rsid="002d4917" style:font-weight-asian="normal" style:font-weight-complex="normal"/>
    </style:style>
    <style:style style:family="text" style:name="T158">
      <style:text-properties fo:background-color="transparent" fo:font-weight="normal" loext:char-shading-value="0" officeooo:rsid="0022f102" style:font-weight-asian="normal" style:font-weight-complex="normal"/>
    </style:style>
    <style:style style:family="text" style:name="T159">
      <style:text-properties fo:background-color="transparent" fo:font-weight="normal" loext:char-shading-value="0" officeooo:rsid="00299f87" style:font-weight-asian="normal" style:font-weight-complex="normal"/>
    </style:style>
    <style:style style:family="text" style:name="T160">
      <style:text-properties fo:background-color="transparent" fo:font-weight="normal" loext:char-shading-value="0" officeooo:rsid="002eb459" style:font-weight-asian="normal" style:font-weight-complex="normal"/>
    </style:style>
    <style:style style:family="text" style:name="T161">
      <style:text-properties fo:font-weight="normal" style:font-weight-asian="normal" style:font-weight-complex="normal"/>
    </style:style>
    <style:style style:family="text" style:name="T162">
      <style:text-properties fo:font-weight="normal" officeooo:rsid="002d4917" style:font-weight-asian="normal" style:font-weight-complex="normal"/>
    </style:style>
    <style:style style:family="text" style:name="T163">
      <style:text-properties fo:font-weight="normal" officeooo:rsid="0022f102" style:font-weight-asian="normal" style:font-weight-complex="normal"/>
    </style:style>
    <style:style style:family="text" style:name="T164">
      <style:text-properties fo:font-weight="normal" officeooo:rsid="00299f87" style:font-weight-asian="normal" style:font-weight-complex="normal"/>
    </style:style>
    <style:style style:family="text" style:name="T165">
      <style:text-properties fo:font-weight="normal" officeooo:rsid="002df77d" style:font-weight-asian="normal" style:font-weight-complex="normal"/>
    </style:style>
    <style:style style:family="text" style:name="T166">
      <style:text-properties fo:background-color="#99ccff" loext:char-shading-value="0"/>
    </style:style>
    <style:style style:family="text" style:name="T167">
      <style:text-properties officeooo:rsid="01560b52"/>
    </style:style>
    <style:style style:family="text" style:name="T168">
      <style:text-properties officeooo:rsid="0155dc2f"/>
    </style:style>
    <style:style style:family="text" style:name="T169">
      <style:text-properties fo:color="#3399ff"/>
    </style:style>
    <style:style style:family="text" style:name="T170">
      <style:text-properties style:text-underline-style="none"/>
    </style:style>
    <style:style style:family="text" style:name="T171">
      <style:text-properties officeooo:rsid="0165d73b"/>
    </style:style>
    <style:style style:family="text" style:name="T172">
      <style:text-properties fo:background-color="#fff200" fo:color="#ce181e" fo:font-weight="bold" fo:letter-spacing="-0.004cm" loext:char-shading-value="0" officeooo:rsid="0165d73b" style:font-name-complex="Times New Roman" style:font-weight-asian="bold" style:font-weight-complex="bold"/>
    </style:style>
    <style:style style:family="text" style:name="T173">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4">
      <style:text-properties fo:country="FR" fo:font-size="10pt" fo:font-style="normal" fo:font-weight="normal" fo:language="fr" fo:letter-spacing="normal" fo:text-shadow="none" style:country-asian="none" style:country-complex="none" style:font-name="DejaVu Sans"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5">
      <style:text-properties fo:color="#000000" fo:country="BE" fo:font-size="10pt" fo:font-style="normal" fo:font-variant="normal" fo:font-weight="normal" fo:language="fr" fo:letter-spacing="normal" fo:text-shadow="none" fo:text-transform="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6">
      <style:text-properties fo:color="#000000" fo:country="US" fo:font-size="10pt" fo:font-style="normal" fo:font-variant="normal" fo:font-weight="normal" fo:language="en" fo:letter-spacing="normal" fo:text-shadow="none" fo:text-transform="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7">
      <style:text-properties fo:color="#000000" fo:country="BE" fo:font-size="10pt" fo:font-style="normal" fo:font-variant="normal" fo:font-weight="normal" fo:language="fr" fo:letter-spacing="normal" fo:text-shadow="none" fo:text-transform="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8">
      <style:text-properties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9">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0">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1">
      <style:text-properties fo:color="#000000"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2">
      <style:text-properties fo:country="BE" fo:font-size="10pt" fo:font-style="normal" fo:font-variant="normal" fo:font-weight="normal" fo:language="fr" fo:letter-spacing="normal" fo:text-shadow="none" fo:text-transform="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3">
      <style:text-properties fo:color="#000000" fo:country="BE" fo:font-size="10pt" fo:font-style="normal" fo:font-variant="normal" fo:font-weight="normal" fo:language="fr" fo:letter-spacing="normal" fo:text-shadow="none" fo:text-transform="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4">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5">
      <style:text-properties fo:color="#000000" fo:country="FR" fo:font-size="10pt" fo:font-style="normal" fo:font-variant="normal" fo:font-weight="normal" fo:language="fr" fo:letter-spacing="normal" fo:text-shadow="none" fo:text-transform="none" style:country-asian="none" style:country-complex="none" style:font-name="DejaVu Sans"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9">RAPPORT DU</text:span><text:span text:style-name="T7"> </text:span><text:span text:style-name="T8">COLLÈGE</text:span><text:span text:style-name="T7"> COMMUNAL</text:span></text:p>
      <text:p text:style-name="P46">sur la demande de permis <text:span text:style-name="T171">intégré</text:span></text:p>
      <text:p text:style-name="P47"><text:text-input text:description="">self.getReference()</text:text-input></text:p>
      <text:p text:style-name="P45"><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2">A COMPLÉTER</text:span></text:p>
      <text:p text:style-name="P36"><text:span text:style-name="T101"><office:annotation><dc:creator>Pierre Millecamps</dc:creator><dc:date>2016-03-22T12:42:49</dc:date><text:p text:style-name="P73">do text if not licence_helper.divergence and not licence_helper.derogatio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do text if licence_helper.derogatio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do text if self.hasSingleApplicant()</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do text if self.hasMultipleApplicants()</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8"><text:span text:style-name="T1"><office:annotation><dc:creator>Auteur inconnu</dc:creator><dc:date>2016-09-20T11:52:32</dc:date><text:p text:style-name="P73">do text if self.getLastDeposit().getEventDate() &lt;&gt; self.getFirstDeposit().getEventDate()</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do text if self.getLastDeposit().getEventDate() == self.getFirstDeposit().getEventDate()</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do text if 'certificatpatrimoine' in self.getProtectedBuilding()</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do text if licence_helper.prorogatio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do text if self.getImpactStudy() is not True</text:p></office:annotation>Considérant que la demande de permis comprend une notice d'évaluation des incidences sur l'environnement ;</text:p>
      <text:p text:style-name="P12"><text:span text:style-name="T13"><office:annotation><dc:creator>Auteur inconnu</dc:creator><dc:date>2017-07-05T14:43:31</dc:date><text:p text:style-name="P73">do text if self.getImpactStudy () is True</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do text if self.getImpactStudy() is not True</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do text if self.getImpactStudy() is True</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do text</text:p><text:p>from xhtml(self.portal_urban.decorateHTML('UrbanTable', self.getValueForTemplate('description')))</text:p></office:annotation></text:p>
      <text:p text:style-name="P6">Considérant que la demande se rapporte :</text:p>
      <text:list text:style-name="WW8Num6" xml:id="list905281794">
        <text:list-item>
          <text:p text:style-name="P59"><office:annotation><dc:creator>Auteur inconnu</dc:creator><dc:date>2017-07-05T15:25:01</dc:date><text:p text:style-name="P73">do text if 'classe' in self.getProtectedBuilding()</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60"><office:annotation><dc:creator>Auteur inconnu</dc:creator><dc:date>2017-07-05T15:31:36</dc:date><text:p text:style-name="P73">do text if 'zoneprotection' in self.getProtectedBuilding()</text:p></office:annotation>à un bien immobilier situé dans une zone de protection en vertu du Code wallon du patrimoine <text:span text:style-name="T98">(</text:span><text:span text:style-name="T89">...</text:span><text:span text:style-name="T98">)</text:span> ;</text:p>
        </text:list-item>
        <text:list-item>
          <text:p text:style-name="P60"><office:annotation><dc:creator>Auteur inconnu</dc:creator><dc:date>2017-07-05T15:31:36</dc:date><text:p text:style-name="P73">do text if 'reprisinventaire' in self.getProtectedBuilding()</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60"><office:annotation><dc:creator>Auteur inconnu</dc:creator><dc:date>2017-07-05T15:31:36</dc:date><text:p text:style-name="P73">do text if 'archeologique' in self.getProtectedBuilding()</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4"><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6"><text:span text:style-name="T27"><office:annotation><dc:creator>Auteur inconnu</dc:creator><dc:date>2017-08-03T16:08:25</dc:date><text:p text:style-name="P73">do text if 'tr' in licence_helper.floodingLevel</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6"><text:span text:style-name="T27"><office:annotation><dc:creator>Auteur inconnu</dc:creator><dc:date>2017-08-03T16:08:25</dc:date><text:p text:style-name="P73">do text if not 'Non' in licence_helper.floodingLevel and not 'tr' in licence_helper.floodingLevel and not 'moy' in licence_helper.floodingLevel and not 'lev' in licence_helper.floodingLevel</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7"><text:span text:style-name="T13"><office:annotation><dc:creator>Auteur inconnu</dc:creator><dc:date>2017-08-03T16:08:25</dc:date><text:p text:style-name="P73">do text if 'moyen' in licence_helper.floodingLevel</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6"><text:span text:style-name="T27"><office:annotation><dc:creator>Auteur inconnu</dc:creator><dc:date>2017-08-03T16:08:25</dc:date><text:p text:style-name="P73">do text if 'lev' in licence_helper.floodingLevel</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8"><text:span text:style-name="T75"><office:annotation><dc:creator>Auteur inconnu</dc:creator><dc:date>2017-08-03T16:08:25</dc:date><text:p text:style-name="P73">do text if licence_helper.concentratedRunoffSRisk and len(licence_helper.concentratedRunoffSRisk) &lt; 50 </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getValueForTemplate('concentratedRunoffSRisk')</text:text-input></text:span><text:span text:style-name="T75"> ;</text:span></text:p>
        </text:list-item>
        <text:list-item>
          <text:p text:style-name="P69"><text:span text:style-name="T78"><office:annotation><dc:creator>Auteur inconnu</dc:creator><dc:date>2017-08-03T16:08:25</dc:date><text:p text:style-name="P73">do text if len(licence_helper.concentratedRunoffSRisk) &gt; 50</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getValueForTemplate('concentratedRunoffSRisk')</text:text-input></text:span><text:span text:style-name="T78"> ;</text:span></text:p>
        </text:list-item>
      </text:list>
      <text:list text:style-name="WW8Num10" xml:id="list2373779015">
        <text:list-item>
          <text:p text:style-name="P70"><text:span text:style-name="T13"><office:annotation><dc:creator>Auteur inconnu</dc:creator><dc:date>2017-07-05T15:53:15</dc:date><text:p text:style-name="P73">do text if licence_helper.natura_2000</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5"><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3">à la <text:span text:style-name="T87">création</text:span> - <text:span text:style-name="T87">modification</text:span> - d’un établissement présentant un risque d’accident majeur au sens du décret du 11 mars 1999 relatif au permis d’environnement… ; </text:p>
        </text:list-item>
        <text:list-item>
          <text:p text:style-name="P61"><office:annotation><dc:creator>Auteur inconnu</dc:creator><dc:date>2017-08-03T15:45:08</dc:date><text:p text:style-name="P73">do text if licence_helper.sevesoSite</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getValueForTemplate('sevesoSite')</text:text-input></text:span> ;</text:p>
        </text:list-item>
        <text:list-item>
          <text:p text:style-name="P71"><office:annotation><dc:creator>Auteur inconnu</dc:creator><dc:date>2017-08-03T15:45:08</dc:date><text:p text:style-name="P73">do text if not licence_helper.sevesoSite</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2">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getValueForTemplate('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getValueForTemplate('township_guide')</text:text-input></text:span> ;</text:p>
      <text:p text:style-name="UrbanList1">-<text:tab/><office:annotation><dc:creator>Auteur inconnu</dc:creator><dc:date>2017-08-03T16:52:57</dc:date><text:p text:style-name="P73">do text if self.getIsInSubdivisio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do text if 'gio' in licence_helper.divergence</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do text if 'vel' in licence_helper.divergence</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do text if 'de co' in licence_helper.divergence</text:p></office:annotation>Considérant que la demande s’écarte d<text:span text:style-name="T122">u guide communal d'urbanisme </text:span>pour le(s) motif(s) suivant(s) :</text:p>
      <text:p text:style-name="P18"><office:annotation><dc:creator>Auteur inconnu</dc:creator><dc:date>2017-08-04T08:58:29</dc:date><text:p text:style-name="P73">do text if 'per' in licence_helper.divergence</text:p></office:annotation>Considérant que la demande s’écarte d<text:span text:style-name="T122">u permis d'urbanisation </text:span>pour le(s) motif(s) suivant(s) :</text:p>
      <text:p text:style-name="P18"><office:annotation><dc:creator>Auteur inconnu</dc:creator><dc:date>2017-08-04T08:58:29</dc:date><text:p text:style-name="P73">do text if 'ori' in licence_helper.divergence</text:p></office:annotation>Considérant que la demande s’écarte d<text:span text:style-name="T122">u schéma d'orientation local </text:span>pour le(s) motif(s) suivant(s) :</text:p>
      <text:list text:style-name="L1" xml:id="list1701145032">
        <text:list-header>
          <text:p text:style-name="P56"><text:span text:style-name="T124"><office:annotation><dc:creator>Auteur inconnu</dc:creator><dc:date>2017-08-09T13:20:52</dc:date><text:p text:style-name="P73">do text if licence_helper.divergence</text:p></office:annotation></text:span><text:span text:style-name="T120"><text:text-input text:description="">licence_helper.divergenceDetails</text:text-input></text:span></text:p>
        </text:list-header>
      </text:list>
      <text:p text:style-name="P15"><text:soft-page-break/><office:annotation><dc:creator>Auteur inconnu</dc:creator><dc:date>2017-08-09T13:22:01</dc:date><text:p text:style-name="P73">do text if 'pla' in licence_helper.derogation</text:p></office:annotation>Considérant que la demande déroge <text:span text:style-name="T123">au plan de secteur </text:span>pour le(s) motif(s) suivant(s) :</text:p>
      <text:p text:style-name="P15"><office:annotation><dc:creator>Auteur inconnu</dc:creator><dc:date>2017-08-04T08:58:29</dc:date><text:p text:style-name="P73">do text if 'nor' in licence_helper.derogation</text:p></office:annotation>Considérant que la demande déroge <text:span text:style-name="T123">à une ou des norme(s) du guide régional d'urbanisme </text:span>pour le(s) motif(s) suivant(s) :</text:p>
      <text:p text:style-name="P39"><office:annotation><dc:creator>Auteur inconnu</dc:creator><dc:date>2017-08-09T13:28:22</dc:date><text:p text:style-name="P73">do text if licence_helper.derogation</text:p></office:annotation><text:text-input text:description="">licence_helper.derogationDetails</text:text-input></text:p>
      <text:p text:style-name="P25"><text:span text:style-name="T45"><office:annotation><dc:creator>Auteur inconnu</dc:creator><dc:date>2017-07-31T11:34:40</dc:date><text:p text:style-name="P73">do text if hasattr(self, 'getRoadAdaptation') and 'odification' in licence_helper.roadAdaptatio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do text if hasattr(self, 'getRoadAdaptation') and 'odification' in licence_helper.roadAdaptation</text:p></office:annotation><text:span text:style-name="T57"><office:annotation><dc:creator>Auteur inconnu</dc:creator><dc:date>2017-08-09T13:58:56</dc:date><text:p>do text</text:p><text:p>from xhtml(self.portal_urban.decorateHTML('UrbanTable', self.getRoadModificationSubject()))</text:p></office:annotation></text:span></text:p>
      <text:p text:style-name="P25"><text:span text:style-name="T65"><office:annotation><dc:creator>Auteur inconnu</dc:creator><dc:date>2017-08-09T14:00:23</dc:date><text:p text:style-name="P73">do text if hasattr(self, 'getRoadAdaptation') and 'odification' in licence_helper.roadAdaptatio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do text if hasattr(self, 'getRoadAdaptation') and 'ture' in licence_helper.roadAdaptatio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do text if hasattr(self, 'getRoadAdaptation') and 'press' in licence_helper.roadAdaptatio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do text if licence_helper.derogatio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text:style-name="L2" xml:id="list940302743">
        <text:list-item>
          <text:p text:style-name="P57"><text:span text:style-name="T6"><office:annotation><dc:creator>Auteur inconnu</dc:creator><dc:date>2017-08-09T16:14:54</dc:date><text:p text:style-name="P73">do text if licence_helper.derogation</text:p></office:annotation></text:span><text:span text:style-name="T6"><text:text-input text:description="Bien-Parcelles">self.getValueForTemplate('investigationArticles')</text:text-input></text:span></text:p>
        </text:list-item>
      </text:list>
      <text:p text:style-name="P22"/>
      <text:p text:style-name="P22"><office:annotation><dc:creator>Auteur inconnu</dc:creator><dc:date>2017-08-10T11:11:29</dc:date><text:p text:style-name="P73">do text if licence_helper.derogation and len(licence_helper.getLastInquiry().getClaimants())&lt;1</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1"><office:annotation><dc:creator>Auteur inconnu</dc:creator><dc:date>2017-08-10T11:11:29</dc:date><text:p text:style-name="P73">do text if licence_helper.derogation and len(licence_helper.getLastInquiry().getClaimants())&gt;0</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0"><office:annotation><dc:creator>Auteur inconnu</dc:creator><dc:date>2017-09-26T14:32:54</dc:date><text:p text:style-name="P73">do text if licence_helper.derogation and licence_helper.getLastInquiry().getNumberOfWrittenComplaint()==1</text:p></office:annotation>-<text:tab/><text:text-input text:description="NbRéclamationsOrales">licence_helper.getLastInquiry().getNumberOfWrittenComplaint()</text:text-input> <text:span text:style-name="T166">réclamation</text:span> <text:span text:style-name="T166">observation</text:span> écrite ;</text:p>
      <text:p text:style-name="P50"><office:annotation><dc:creator>Auteur inconnu</dc:creator><dc:date>2017-09-26T14:32:54</dc:date><text:p text:style-name="P73">do text if licence_helper.derogation and licence_helper.getLastInquiry().getNumberOfWrittenComplaint()&gt;1</text:p></office:annotation>-<text:tab/><text:text-input text:description="NbRéclamationsOrales">licence_helper.getLastInquiry().getNumberOfWrittenComplaint()</text:text-input> réclamations et/ou observations écrites ;</text:p>
      <text:p text:style-name="P50"><office:annotation><dc:creator>Auteur inconnu</dc:creator><dc:date>2017-09-26T14:35:51</dc:date><text:p text:style-name="P73">do text if licence_helper.derogation and licence_helper.getLastInquiry().getNumberOfOralComplaint()==1</text:p></office:annotation>-<text:tab/><text:text-input text:description="NbRéclamationsOrales">licence_helper.getLastInquiry().getNumberOfOralComplaint()</text:text-input> <text:span text:style-name="T166">réclamation</text:span> <text:span text:style-name="T166">observation</text:span> orale ;</text:p>
      <text:p text:style-name="P50"><office:annotation><dc:creator>Auteur inconnu</dc:creator><dc:date>2017-09-26T14:35:51</dc:date><text:p text:style-name="P73">do text if licence_helper.derogation and licence_helper.getLastInquiry().getNumberOfOralComplaint()&gt;1</text:p></office:annotation>-<text:tab/><text:text-input text:description="NbRéclamationsOrales">licence_helper.getLastInquiry().getNumberOfOralComplaint()</text:text-input> réclamations et/ou observations orales ;</text:p>
      <text:p text:style-name="P50"><office:annotation><dc:creator>Auteur inconnu</dc:creator><dc:date>2017-09-26T14:36:11</dc:date><text:p text:style-name="P73">do text if licence_helper.derogation and licence_helper.getLastInquiry().getNumberOfPetition()==1</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0"><office:annotation><dc:creator>Auteur inconnu</dc:creator><dc:date>2017-09-26T14:36:11</dc:date><text:p text:style-name="P73">do text if licence_helper.derogation and licence_helper.getLastInquiry().getNumberOfPetition()&gt;1</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do text if licence_helper.derogation and len(licence_helper.getLastInquiry().getClaimants())&gt;0</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do text if len(self.getValueForTemplate('solicitOpinionsTo')) == 1</text:p></office:annotation></text:span><text:span text:style-name="T115">Considérant que le service visé ci-après a été consulté :</text:span></text:p>
      <text:p text:style-name="P27"><office:annotation><dc:creator>Auteur inconnu</dc:creator><dc:date>2016-06-14T17:02:33</dc:date><text:p text:style-name="P73">do text if len(self.getValueForTemplate('solicitOpinionsTo')) &gt; 1</text:p></office:annotation>Considérant que les services visés ci-après ont été consultés :</text:p>
      <text:section text:name="Section2" text:style-name="Sect1">
        <text:p text:style-name="P55"><text:span text:style-name="T115"><office:annotation><dc:creator>Ngaha </dc:creator><dc:date>2016-06-14T11:01:56</dc:date><text:p text:style-name="P73">do section- for opinion in self.getUrbanEventOpinionRequests()</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3"><office:annotation><dc:creator>Ngaha </dc:creator><dc:date>2016-06-14T13:45:07</dc:date><text:p text:style-name="P73">do text</text:p><text:p text:style-name="P73">from xhtml(self.portal_urban.decorateHTML('UrbanRetrait1', opinion.getOpinionText()))</text:p></office:annotation></text:p>
        <text:p text:style-name="P52">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4"><office:annotation><dc:creator>Ngaha </dc:creator><dc:date>2016-06-14T13:44:03</dc:date><text:p text:style-name="P73">do text</text:p><text:p text:style-name="P73">from xhtml(self.portal_urban.decorateHTML('UrbanItaRetrait3', opinion.getDecisionText()))</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do text if self.getIsInSubdivision() and not 'per' in licence_helper.divergence</text:p></office:annotation>Considérant que le projet respecte les prescriptions urbanistiques du lotissement ;</text:p>
      <text:p text:style-name="P30"><text:soft-page-break/><office:annotation><dc:creator>Pierre Millecamps</dc:creator><dc:date>2017-09-06T15:07:51</dc:date><text:p text:style-name="P73">do text if self.getIsInSubdivision() and 'per' in licence_helper.divergence</text:p></office:annotation>Considérant qu'en dehors <text:span text:style-name="T87">de la dérogation sollicitée</text:span> <text:span text:style-name="T59">des dérogations sollicitées</text:span>, le projet respecte les prescriptions urbanistiques du lotissement ;</text:p>
      <text:p text:style-name="P30">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do text if not licence_helper.derogation and not licence_helper.natura_2000 and 'gio' in licence_helper.divergence</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do text if not licence_helper.derogation and not licence_helper.natura_2000 and 'vel' in licence_helper.divergence</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do text if not licence_helper.derogation and not licence_helper.natura_2000 and 'de co' in licence_helper.divergence</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do text if not licence_helper.derogation and not licence_helper.natura_2000 and 'per' in licence_helper.divergence</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do text if not licence_helper.derogation and not licence_helper.natura_2000 and 'ori' in licence_helper.divergence</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do text if 'pla' in licence_helper.derogatio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do text if 'nor' in licence_helper.derogatio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do text if licence_helper.natura_2000</text:p></office:annotation>Considérant qu'en application de l'article D.IV.17, alinéa 1<text:span text:style-name="T45">er</text:span>, 2° du Code, l'avis conforme du Fonctionnaire délégué est requis parce que la demande concerne un bien inscrit dans un site Natura 2000 ;</text:p>
      <text:p text:style-name="P49"><office:annotation><dc:creator>Auteur inconnu</dc:creator><dc:date>2017-07-05T15:25:01</dc:date><text:p text:style-name="P73">do text if 'classe' in self.getProtectedBuilding()</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49"><office:annotation><dc:creator>Auteur inconnu</dc:creator><dc:date>2017-07-05T15:31:36</dc:date><text:p text:style-name="P73">do text if 'zoneprotection' in self.getProtectedBuilding()</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49"><office:annotation><dc:creator>Auteur inconnu</dc:creator><dc:date>2017-07-05T15:31:36</dc:date><text:p text:style-name="P73">do text if 'archeologique' in self.getProtectedBuilding()</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4"><text:span text:style-name="T25"><office:annotation><dc:creator>Pierre Millecamps</dc:creator><dc:date>2017-09-07T14:17:50</dc:date><text:p text:style-name="P73">do text if licence_helper.divergence and not licence_helper.derogatio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2"><text:span text:style-name="T25"><office:annotation><dc:creator>Pierre Millecamps</dc:creator><dc:date>2017-09-07T14:17:50</dc:date><text:p text:style-name="P73">do text if not licence_helper.divergence and licence_helper.derogatio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3"><text:span text:style-name="T25"><office:annotation><dc:creator>Pierre Millecamps</dc:creator><dc:date>2017-09-07T14:17:50</dc:date><text:p text:style-name="P73">do text if licence_helper.divergence and licence_helper.derogatio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text:soft-page-break/>(dérogation à solliciter auprès du collège communal au moyen des formulaires ad hoc);</text:p>
      <text:p text:style-name="P38">-<text:tab/>de supprimer le filtre bactérien;</text:p>
      <text:p text:style-name="P38">-<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do text if licence_helper.divergence and not licence_helper.derogatio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do text if not licence_helper.divergence and licence_helper.derogatio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do text if licence_helper.divergence and licence_helper.derogatio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7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do text</text:p><text:p text:style-name="P73">from document(at=signatures, format='odt')</text:p></office:annotation></text:span><text:span text:style-name="T68">Import depuis signatures.od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officeooo:rsid="001e0718"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officeooo:rsid="002a8151"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IRE D’OCTROI OU DE REFUS DU PERMIS/CERTIFICAT D’URBANISME N 2 PAR LE COLLEGE COMMUNAL/ LE FONCTIONNAIRE DELEGUE/LE GOUVERNEMENT</dc:title>
    <meta:initial-creator>WARNOTTE</meta:initial-creator>
    <meta:creation-date>2017-06-26T11:27:00</meta:creation-date>
    <dc:date>2018-11-27T14:13:07.532186308</dc:date>
    <meta:print-date>2016-08-23T16:12:00</meta:print-date>
    <meta:editing-cycles>253</meta:editing-cycles>
    <meta:editing-duration>P1DT18H50M54S</meta:editing-duration>
    <meta:generator>LibreOffice/6.0.6.2$Linux_X86_64 LibreOffice_project/00m0$Build-2</meta:generator>
    <dc:creator>bleybaert</dc:creator>
    <meta:document-statistic meta:table-count="0" meta:image-count="0" meta:object-count="0" meta:page-count="5" meta:paragraph-count="129" meta:word-count="3237" meta:character-count="21372" meta:non-whitespace-character-count="18386"/>
  </office:meta>
</office:document-meta>
</file>